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addChild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String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addRange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intersect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oke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Anchor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Paren( Token child , int p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createConc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Token.toString( int option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oken.createLook( int type , Token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Toke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registerNonX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setAlias( String newName , String name , boolean posi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Token.toString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osure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Closur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Token.addChild( Token tok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oken.create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inLength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oken.sort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toString( int option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oken.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oken.toString(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.isSet( int option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oken.getChil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setMax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ge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oken.getPare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Token.toString( int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.createNGClosur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isShorterThan( Token to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ken.complement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setMax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ompact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Token.getChild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Token.match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oken.toString( int 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ken.merge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BackReference( int refn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subtractRange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Pare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difier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axLength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onditionToken.ConditionToken( int refno , Token cond , Token yespat , Token nop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.findFixedString( FixedStringContainer container , int option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Token.createConcat( Token tok1 , Token tok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oken.ParenToken( int type , Token tok , int pa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isRegisterNonX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sureToken.ClosureToken( int type ,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getGraphemePatter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oken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CombiningCharacter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ifierToken.ModifierToken( Token tok , int add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Refer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ModifierGroup( Token child , int add , int m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Token.toString( int option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losure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Token.setMin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N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Toke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match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tringContainer.FixedString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Token.toString( int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osureToken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Token.ge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creat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Token.Union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.getRefer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.StringToken( int type , String str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Token.CharToken( int type ,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getRange( String name , boolean positive )</text:p>
          </table:table-cell>
          <table:table-cell office:value-type="float" office:value="57">
            <text:p text:style-name="Table_20_Contents">57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12">
            <text:p text:style-name="Table_20_Contents">212</text:p>
          </table:table-cell>
        </table:table-row>
        <table:table-row>
          <table:table-cell office:value-type="string">
            <text:p text:style-name="Table_20_Contents">Token.getRange( String name , boolean positive , boolean x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createChar( int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analyzeFirstCharacter( RangeToken result , int option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ParenToken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Token.ConcatToken( Token t1 , Token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createCondition( int refno , Token condition , Token yespat , Token nop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ifierToken.getOptions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etMin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.createUn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